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5faed" officeooo:paragraph-rsid="0015faed"/>
    </style:style>
    <style:style style:name="P2" style:family="paragraph" style:parent-style-name="Preformatted_20_Text">
      <loext:graphic-properties draw:fill="none" draw:fill-color="#ffffff"/>
      <style:paragraph-properties fo:margin-left="1.251cm" fo:margin-right="0cm" fo:margin-top="0cm" fo:margin-bottom="0cm" style:contextual-spacing="false" fo:text-indent="0cm" style:auto-text-indent="false" fo:background-color="transparent" fo:padding="0cm" fo:border="none"/>
      <style:text-properties fo:color="#000000" loext:opacity="100%" style:font-name="Times New Roman" fo:font-size="12pt" style:font-size-asian="12pt" style:font-size-complex="12pt" loext:padding="0cm" loext:border="none"/>
    </style:style>
    <style:style style:name="P3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rsid="001cc4d3" officeooo:paragraph-rsid="001cc4d3" style:font-size-asian="12pt" style:font-weight-asian="normal" style:font-size-complex="12pt" style:font-weight-complex="normal"/>
    </style:style>
    <style:style style:name="P5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Times New Roman" fo:font-weight="bold" officeooo:rsid="0015faed" officeooo:paragraph-rsid="0015faed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Times New Roman" fo:font-weight="bold" officeooo:rsid="0016d991" officeooo:paragraph-rsid="0016d991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Times New Roman" fo:font-weight="bold" officeooo:rsid="001cc4d3" officeooo:paragraph-rsid="001cc4d3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Times New Roman" officeooo:paragraph-rsid="00141a3c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Times New Roman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Times New Roman" officeooo:paragraph-rsid="0015fae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Times New Roman" fo:font-weight="normal" officeooo:rsid="0016d991" officeooo:paragraph-rsid="0016d991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Times New Roman" fo:font-weight="normal" officeooo:rsid="001acc45" officeooo:paragraph-rsid="001acc45" style:font-weight-asian="normal" style:font-weight-complex="normal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Times New Roman" fo:font-weight="normal" officeooo:rsid="001cc4d3" officeooo:paragraph-rsid="001cc4d3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normal" officeooo:rsid="001cc4d3" style:font-size-asian="12pt" style:font-weight-asian="normal" style:font-size-complex="12pt" style:font-weight-complex="normal"/>
    </style:style>
    <style:style style:name="T1" style:family="text">
      <style:text-properties officeooo:rsid="00225d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faed" style:font-weight-asian="bold" style:font-weight-complex="bold"/>
    </style:style>
    <style:style style:name="T4" style:family="text">
      <style:text-properties officeooo:rsid="0016b51c"/>
    </style:style>
    <style:style style:name="T5" style:family="text">
      <style:text-properties officeooo:rsid="001e1a05"/>
    </style:style>
    <style:style style:name="T6" style:family="text">
      <style:text-properties officeooo:rsid="0020a487"/>
    </style:style>
    <style:style style:name="T7" style:family="text">
      <style:text-properties officeooo:rsid="0023f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#Write a python program to demon<text:span text:style-name="T4">strate Exception handling in Python</text:span></text:p>
      <text:p text:style-name="P6"/>
      <text:p text:style-name="P6"># 1 <text:s/>ZeroDivisionError</text:p>
      <text:p text:style-name="P11">num = int(input("Enter the number"))</text:p>
      <text:p text:style-name="P11">b= num / 0</text:p>
      <text:p text:style-name="P11">print(b)</text:p>
      <text:p text:style-name="P11"/>
      <text:p text:style-name="P7">OUTPUT</text:p>
      <text:p text:style-name="P11"/>
      <text:p text:style-name="P11">Enter the number: 6</text:p>
      <text:p text:style-name="P11">ZeroDivisionError <text:s text:c="24"/></text:p>
      <text:p text:style-name="P11"><text:s text:c="6"/>1 num = int(input("Enter the number"))</text:p>
      <text:p text:style-name="P11">----&gt; 2 b= num / 0</text:p>
      <text:p text:style-name="P11"><text:s text:c="6"/>3 print(b)</text:p>
      <text:p text:style-name="P11">ZeroDivisionError: division by zero</text:p>
      <text:p text:style-name="P11"/>
      <text:p text:style-name="P11"><text:span text:style-name="T2"># 2 TypeError</text:span> <text:s text:c="32"/></text:p>
      <text:p text:style-name="P11">n = 2</text:p>
      <text:p text:style-name="P11">s = "this"</text:p>
      <text:p text:style-name="P11">print(n + s)</text:p>
      <text:p text:style-name="P11"/>
      <text:p text:style-name="P7">OUTPUT</text:p>
      <text:p text:style-name="P11"/>
      <text:p text:style-name="P11">TypeError <text:s/></text:p>
      <text:p text:style-name="P11"><text:s text:c="6"/>1 n = 2</text:p>
      <text:p text:style-name="P11"><text:s text:c="6"/>2 s = "this"</text:p>
      <text:p text:style-name="P11">----&gt; 3 print(n + s)</text:p>
      <text:p text:style-name="P11">TypeError: unsupported operand type(s) for +: 'int' and 'str'</text:p>
      <text:p text:style-name="P11"/>
      <text:p text:style-name="P11"><text:span text:style-name="T2"># 3 IndexError <text:s/></text:span><text:s text:c="30"/></text:p>
      <text:p text:style-name="P11"/>
      <text:p text:style-name="P11">list1 = [2,5,4,6,6]</text:p>
      <text:p text:style-name="P11">print(list1[7])</text:p>
      <text:p text:style-name="P11"/>
      <text:p text:style-name="P7">OUTPUT</text:p>
      <text:p text:style-name="P11"/>
      <text:p text:style-name="P11">IndexError</text:p>
      <text:p text:style-name="P11"><text:s text:c="6"/>1 list1 = [2,5,4,6,6]</text:p>
      <text:p text:style-name="P11">----&gt; 2 print(list1[7])</text:p>
      <text:p text:style-name="P11">IndexError: list index out of range</text:p>
      <text:p text:style-name="P11"/>
      <text:p text:style-name="P6"># 4 ModuleNotFoundError</text:p>
      <text:p text:style-name="P11">import Tabulate</text:p>
      <text:p text:style-name="P11"/>
      <text:p text:style-name="P7">OUTPUT</text:p>
      <text:p text:style-name="P7"/>
      <text:p text:style-name="P11">ModuleNotFoundError <text:s text:c="21"/></text:p>
      <text:p text:style-name="P11"><text:s text:c="6"/>1 # ModuleNotFoundError</text:p>
      <text:p text:style-name="P11">----&gt; 3 import Tabulate</text:p>
      <text:p text:style-name="P11">ModuleNotFoundError: No module named 'Tabulate'</text:p>
      <text:p text:style-name="P11"><text:soft-page-break/><text:span text:style-name="T2"># 5</text:span> <text:span text:style-name="T2">FileNotFoundError</text:span> <text:s text:c="46"/></text:p>
      <text:p text:style-name="P11">obj = open("name that is not available")</text:p>
      <text:p text:style-name="P11"/>
      <text:p text:style-name="P7">OUTPUT</text:p>
      <text:p text:style-name="P7"/>
      <text:p text:style-name="P11">FileNotFoundError <text:s text:c="12"/></text:p>
      <text:p text:style-name="P11">----&gt; 1 obj = open("name_that_is not available")</text:p>
      <text:p text:style-name="P11">FileNotFoundError: [Errno 2] No such file or directory: 'name_that_is not available'</text:p>
      <text:p text:style-name="P11"/>
      <text:p text:style-name="P11"/>
      <text:p text:style-name="P11"/>
      <text:p text:style-name="P6"># 6 KeyError</text:p>
      <text:p text:style-name="P11">dic_error = {1: 'science', 2: 'python', 3: 'zutopia'}</text:p>
      <text:p text:style-name="P11">print(dic_error[4])</text:p>
      <text:p text:style-name="P10">print(dic_error[])</text:p>
      <text:p text:style-name="P10"/>
      <text:p text:style-name="P12"><text:s/><text:span text:style-name="T3">OUTPUT</text:span></text:p>
      <text:p text:style-name="P7"/>
      <text:p text:style-name="P11"><text:s text:c="6"/>1 # KeyError</text:p>
      <text:p text:style-name="P11"><text:s text:c="6"/>3 dic_error = {1: 'science', 2: 'python', 3: 'zutopia'}</text:p>
      <text:p text:style-name="P11">----&gt; 4 print(dic_error[4])</text:p>
      <text:p text:style-name="P11"><text:s text:c="6"/>5 print(dic_error['himesh'])</text:p>
      <text:p text:style-name="P11">KeyError: 4</text:p>
      <text:p text:style-name="P11"/>
      <text:p text:style-name="P12"><text:span text:style-name="T2"># 7 NameError </text:span><text:s text:c="6"/></text:p>
      <text:p text:style-name="P12"><text:s text:c="26"/></text:p>
      <text:p text:style-name="P11">name = "himesh"</text:p>
      <text:p text:style-name="P11">print(name1)</text:p>
      <text:p text:style-name="P11"/>
      <text:p text:style-name="P7">OUTPUT</text:p>
      <text:p text:style-name="P7"/>
      <text:p text:style-name="P11">NameError <text:s text:c="32"/></text:p>
      <text:p text:style-name="P11"><text:s text:c="6"/>2 name = "himesh"</text:p>
      <text:p text:style-name="P11">----&gt; 4 print(name1)</text:p>
      <text:p text:style-name="P11"/>
      <text:p text:style-name="P11">NameError: name 'name1' is not defined</text:p>
      <text:p text:style-name="P11"/>
      <text:p text:style-name="P11"><text:span text:style-name="T2"># 8 AttributeError</text:span> <text:s text:c="27"/></text:p>
      <text:p text:style-name="P11">class except_class():</text:p>
      <text:p text:style-name="P11"><text:s text:c="4"/>def __init__(self):</text:p>
      <text:p text:style-name="P11"><text:s text:c="8"/>self.a = 'this is a string' </text:p>
      <text:p text:style-name="P11">object1 = except_class()</text:p>
      <text:p text:style-name="P11">print(object1.b)</text:p>
      <text:p text:style-name="P11"/>
      <text:p text:style-name="P7">OUTPUT</text:p>
      <text:p text:style-name="P7"/>
      <text:p text:style-name="P11">AttributeError <text:s/></text:p>
      <text:p text:style-name="P11"><text:s text:c="6"/>3 self.a = 'this is string'</text:p>
      <text:p text:style-name="P11"><text:s text:c="6"/>4 object1 = except_class()</text:p>
      <text:p text:style-name="P11">----&gt; 5 print(object1.b)</text:p>
      <text:p text:style-name="P11"><text:soft-page-break/></text:p>
      <text:p text:style-name="P11">AttributeError: 'except_class' object has no attribute 'b'</text:p>
      <text:p text:style-name="P11"><text:s text:c="4"/></text:p>
      <text:p text:style-name="P11"/>
      <text:p text:style-name="P6">#9 overflowError</text:p>
      <text:p text:style-name="P11">import math</text:p>
      <text:p text:style-name="P11">print("The exponential value is")</text:p>
      <text:p text:style-name="P11">print(math.exp(1000))</text:p>
      <text:p text:style-name="P11"/>
      <text:p text:style-name="P7">OUTPUT</text:p>
      <text:p text:style-name="P7"/>
      <text:p text:style-name="P11">The exponential value is</text:p>
      <text:p text:style-name="P11">OverflowError</text:p>
      <text:p text:style-name="P11"><text:s text:c="6"/>3 import math</text:p>
      <text:p text:style-name="P11"><text:s text:c="6"/>4 print("The exponential value is")</text:p>
      <text:p text:style-name="P11">----&gt; 5 print(math.exp(1000))</text:p>
      <text:p text:style-name="P11"/>
      <text:p text:style-name="P11">OverflowError: math range error</text:p>
      <text:p text:style-name="P11"/>
      <text:p text:style-name="P8"># Custom error </text:p>
      <text:p text:style-name="P13">class custom(Exception):</text:p>
      <text:p text:style-name="P13"><text:s text:c="4"/>def __init__(self,value):</text:p>
      <text:p text:style-name="P13"><text:s text:c="8"/>self.value=value</text:p>
      <text:p text:style-name="P13">try:</text:p>
      <text:p text:style-name="P13"><text:s text:c="4"/>n=int(input("enter the number : "))</text:p>
      <text:p text:style-name="P13"><text:s text:c="4"/>if(n&gt;=0):</text:p>
      <text:p text:style-name="P13"><text:s text:c="8"/>print("number is positive")</text:p>
      <text:p text:style-name="P13"><text:s text:c="4"/>else:</text:p>
      <text:p text:style-name="P13"><text:s text:c="8"/>raise(custom(n))</text:p>
      <text:p text:style-name="P13">except custom as error:</text:p>
      <text:p text:style-name="P13"><text:s text:c="4"/>print("negative number exception occured with value :",error.value)</text:p>
      <text:p text:style-name="P13"><text:s text:c="4"/></text:p>
      <text:p text:style-name="P13">else:</text:p>
      <text:p text:style-name="P13"><text:s text:c="4"/>print("there is some anamoly in the code")</text:p>
      <text:p text:style-name="P13">finally:</text:p>
      <text:p text:style-name="P13"><text:s text:c="4"/>print("demonstration is compelte")</text:p>
      <text:p text:style-name="P13"/>
      <text:p text:style-name="P8">OUTPUT</text:p>
      <text:p text:style-name="P13"/>
      <text:p text:style-name="P2">enter the number : -2</text:p>
      <text:p text:style-name="P2">negative number exception occured with value : -2</text:p>
      <text:p text:style-name="P2">demonstration is compelte</text:p>
      <text:p text:style-name="P13"/>
      <text:p text:style-name="P11"><text:s text:c="4"/></text:p>
      <text:p text:style-name="P11"/>
      <text:p text:style-name="P11"/>
      <text:p text:style-name="P11"/>
      <text:p text:style-name="P11"/>
      <text:p text:style-name="P11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5cm" style:type="center"/>
          <style:tab-stop style:position="15.9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5cm" style:type="center"/>
          <style:tab-stop style:position="15.9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faed" officeooo:paragraph-rsid="0015faed"/>
    </style:style>
    <style:style style:name="MT1" style:family="text">
      <style:text-properties officeooo:rsid="00225dd8"/>
    </style:style>
    <style:page-layout style:name="Mpm1">
      <style:page-layout-properties fo:page-width="21.001cm" fo:page-height="29.7cm" style:num-format="1" style:print-orientation="portrait" fo:margin-top="2cm" fo:margin-bottom="2cm" fo:margin-left="3.12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 - <text:span text:style-name="MT1">158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8T15:25:55.652000000</meta:creation-date>
    <dc:date>2024-01-30T15:38:21.944000000</dc:date>
    <meta:editing-duration>PT1H3M30S</meta:editing-duration>
    <meta:editing-cycles>10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109" meta:word-count="351" meta:character-count="2740" meta:non-whitespace-character-count="2069"/>
  </office:meta>
</office:document-meta>
</file>